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010263" calcext:value-type="float">
            <text:p>0,010263</text:p>
          </table:table-cell>
          <table:table-cell/>
          <table:table-cell table:formula="of:=[.B1]" office:value-type="float" office:value="0.010263" calcext:value-type="float">
            <text:p>0,010263</text:p>
          </table:table-cell>
          <table:table-cell table:formula="of:=[.B2]" office:value-type="float" office:value="0.000455" calcext:value-type="float">
            <text:p>0,000455</text:p>
          </table:table-cell>
          <table:table-cell table:formula="of:=[.B3]" office:value-type="float" office:value="0.010732" calcext:value-type="float">
            <text:p>0,01073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55" calcext:value-type="float">
            <text:p>0,000455</text:p>
          </table:table-cell>
          <table:table-cell/>
          <table:table-cell table:formula="of:=[.B5]" office:value-type="float" office:value="0.011803" calcext:value-type="float">
            <text:p>0,011803</text:p>
          </table:table-cell>
          <table:table-cell table:formula="of:=[.B6]" office:value-type="float" office:value="0.0004" calcext:value-type="float">
            <text:p>0,0004</text:p>
          </table:table-cell>
          <table:table-cell table:formula="of:=[.B7]" office:value-type="float" office:value="0.012216" calcext:value-type="float">
            <text:p>0,0122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732" calcext:value-type="float">
            <text:p>0,010732</text:p>
          </table:table-cell>
          <table:table-cell/>
          <table:table-cell table:formula="of:=[.B9]" office:value-type="float" office:value="0.009589" calcext:value-type="float">
            <text:p>0,009589</text:p>
          </table:table-cell>
          <table:table-cell table:formula="of:=[.B10]" office:value-type="float" office:value="0.000314" calcext:value-type="float">
            <text:p>0,000314</text:p>
          </table:table-cell>
          <table:table-cell table:formula="of:=[.B11]" office:value-type="float" office:value="0.009914" calcext:value-type="float">
            <text:p>0,009914</text:p>
          </table:table-cell>
        </table:table-row>
        <table:table-row table:style-name="ro1">
          <table:table-cell table:number-columns-repeated="3"/>
          <table:table-cell table:formula="of:=[.B13]" office:value-type="float" office:value="0.012636" calcext:value-type="float">
            <text:p>0,012636</text:p>
          </table:table-cell>
          <table:table-cell table:formula="of:=[.B14]" office:value-type="float" office:value="0.000509" calcext:value-type="float">
            <text:p>0,000509</text:p>
          </table:table-cell>
          <table:table-cell table:formula="of:=[.B15]" office:value-type="float" office:value="0.013159" calcext:value-type="float">
            <text:p>0,013159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803" calcext:value-type="float">
            <text:p>0,011803</text:p>
          </table:table-cell>
          <table:table-cell/>
          <table:table-cell table:formula="of:=[.B17]" office:value-type="float" office:value="0.013658" calcext:value-type="float">
            <text:p>0,013658</text:p>
          </table:table-cell>
          <table:table-cell table:formula="of:=[.B18]" office:value-type="float" office:value="0.000316" calcext:value-type="float">
            <text:p>0,000316</text:p>
          </table:table-cell>
          <table:table-cell table:formula="of:=[.B19]" office:value-type="float" office:value="0.013986" calcext:value-type="float">
            <text:p>0,01398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" calcext:value-type="float">
            <text:p>0,0004</text:p>
          </table:table-cell>
          <table:table-cell/>
          <table:table-cell table:formula="of:=[.B21]" office:value-type="float" office:value="0.021782" calcext:value-type="float">
            <text:p>0,021782</text:p>
          </table:table-cell>
          <table:table-cell table:formula="of:=[.B22]" office:value-type="float" office:value="0.000409" calcext:value-type="float">
            <text:p>0,000409</text:p>
          </table:table-cell>
          <table:table-cell table:formula="of:=[.B23]" office:value-type="float" office:value="0.022203" calcext:value-type="float">
            <text:p>0,02220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2216" calcext:value-type="float">
            <text:p>0,012216</text:p>
          </table:table-cell>
          <table:table-cell/>
          <table:table-cell table:formula="of:=[.B25]" office:value-type="float" office:value="0.011054" calcext:value-type="float">
            <text:p>0,011054</text:p>
          </table:table-cell>
          <table:table-cell table:formula="of:=[.B26]" office:value-type="float" office:value="0.000351" calcext:value-type="float">
            <text:p>0,000351</text:p>
          </table:table-cell>
          <table:table-cell table:formula="of:=[.B27]" office:value-type="float" office:value="0.011422" calcext:value-type="float">
            <text:p>0,011422</text:p>
          </table:table-cell>
        </table:table-row>
        <table:table-row table:style-name="ro1">
          <table:table-cell table:number-columns-repeated="3"/>
          <table:table-cell table:formula="of:=[.B29]" office:value-type="float" office:value="0.010068" calcext:value-type="float">
            <text:p>0,010068</text:p>
          </table:table-cell>
          <table:table-cell table:formula="of:=[.B30]" office:value-type="float" office:value="0.000326" calcext:value-type="float">
            <text:p>0,000326</text:p>
          </table:table-cell>
          <table:table-cell table:formula="of:=[.B31]" office:value-type="float" office:value="0.010406" calcext:value-type="float">
            <text:p>0,01040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9589" calcext:value-type="float">
            <text:p>0,009589</text:p>
          </table:table-cell>
          <table:table-cell/>
          <table:table-cell table:formula="of:=[.B33]" office:value-type="float" office:value="0.011497" calcext:value-type="float">
            <text:p>0,011497</text:p>
          </table:table-cell>
          <table:table-cell table:formula="of:=[.B34]" office:value-type="float" office:value="0.000901" calcext:value-type="float">
            <text:p>0,000901</text:p>
          </table:table-cell>
          <table:table-cell table:formula="of:=[.B35]" office:value-type="float" office:value="0.01242" calcext:value-type="float">
            <text:p>0,0124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14" calcext:value-type="float">
            <text:p>0,000314</text:p>
          </table:table-cell>
          <table:table-cell/>
          <table:table-cell table:formula="of:=[.B37]" office:value-type="float" office:value="0.013767" calcext:value-type="float">
            <text:p>0,013767</text:p>
          </table:table-cell>
          <table:table-cell table:formula="of:=[.B38]" office:value-type="float" office:value="0.000799" calcext:value-type="float">
            <text:p>0,000799</text:p>
          </table:table-cell>
          <table:table-cell table:formula="of:=[.B39]" office:value-type="float" office:value="0.01458" calcext:value-type="float">
            <text:p>0,0145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9914" calcext:value-type="float">
            <text:p>0,009914</text:p>
          </table:table-cell>
          <table:table-cell/>
          <table:table-cell table:formula="of:=[.B41]" office:value-type="float" office:value="0.007374" calcext:value-type="float">
            <text:p>0,007374</text:p>
          </table:table-cell>
          <table:table-cell table:formula="of:=[.B42]" office:value-type="float" office:value="0.000589" calcext:value-type="float">
            <text:p>0,000589</text:p>
          </table:table-cell>
          <table:table-cell table:formula="of:=[.B43]" office:value-type="float" office:value="0.007976" calcext:value-type="float">
            <text:p>0,0079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2636" calcext:value-type="float">
            <text:p>0,012636</text:p>
          </table:table-cell>
          <table:table-cell/>
          <table:table-cell table:formula="of:=SMALL([.D$1:.D$11];1)" office:value-type="float" office:value="0.007374" calcext:value-type="float">
            <text:p>0,007374</text:p>
          </table:table-cell>
          <table:table-cell table:formula="of:=SMALL([.E$1:.E$11];1)" office:value-type="float" office:value="0.000314" calcext:value-type="float">
            <text:p>0,000314</text:p>
          </table:table-cell>
          <table:table-cell table:formula="of:=SMALL([.F$1:.F$11];1)" office:value-type="float" office:value="0.007976" calcext:value-type="float">
            <text:p>0,00797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09" calcext:value-type="float">
            <text:p>0,000509</text:p>
          </table:table-cell>
          <table:table-cell/>
          <table:table-cell table:formula="of:=SMALL([.D$1:.D$11];2)" office:value-type="float" office:value="0.009589" calcext:value-type="float">
            <text:p>0,009589</text:p>
          </table:table-cell>
          <table:table-cell table:formula="of:=SMALL([.E$1:.E$11];2)" office:value-type="float" office:value="0.000316" calcext:value-type="float">
            <text:p>0,000316</text:p>
          </table:table-cell>
          <table:table-cell table:formula="of:=SMALL([.F$1:.F$11];2)" office:value-type="float" office:value="0.009914" calcext:value-type="float">
            <text:p>0,00991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3159" calcext:value-type="float">
            <text:p>0,013159</text:p>
          </table:table-cell>
          <table:table-cell/>
          <table:table-cell table:formula="of:=SMALL([.D$1:.D$11];3)" office:value-type="float" office:value="0.010068" calcext:value-type="float">
            <text:p>0,010068</text:p>
          </table:table-cell>
          <table:table-cell table:formula="of:=SMALL([.E$1:.E$11];3)" office:value-type="float" office:value="0.000326" calcext:value-type="float">
            <text:p>0,000326</text:p>
          </table:table-cell>
          <table:table-cell table:formula="of:=SMALL([.F$1:.F$11];3)" office:value-type="float" office:value="0.010406" calcext:value-type="float">
            <text:p>0,010406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10263" calcext:value-type="float">
            <text:p>0,010263</text:p>
          </table:table-cell>
          <table:table-cell table:formula="of:=SMALL([.E$1:.E$11];4)" office:value-type="float" office:value="0.000351" calcext:value-type="float">
            <text:p>0,000351</text:p>
          </table:table-cell>
          <table:table-cell table:formula="of:=SMALL([.F$1:.F$11];4)" office:value-type="float" office:value="0.010732" calcext:value-type="float">
            <text:p>0,01073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3658" calcext:value-type="float">
            <text:p>0,013658</text:p>
          </table:table-cell>
          <table:table-cell/>
          <table:table-cell table:formula="of:=SMALL([.D$1:.D$11];5)" office:value-type="float" office:value="0.011054" calcext:value-type="float">
            <text:p>0,011054</text:p>
          </table:table-cell>
          <table:table-cell table:formula="of:=SMALL([.E$1:.E$11];5)" office:value-type="float" office:value="0.0004" calcext:value-type="float">
            <text:p>0,0004</text:p>
          </table:table-cell>
          <table:table-cell table:formula="of:=SMALL([.F$1:.F$11];5)" office:value-type="float" office:value="0.011422" calcext:value-type="float">
            <text:p>0,01142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16" calcext:value-type="float">
            <text:p>0,000316</text:p>
          </table:table-cell>
          <table:table-cell/>
          <table:table-cell table:formula="of:=AVERAGE([.D13:.D17])" office:value-type="float" office:value="0.0096696" calcext:value-type="float">
            <text:p>0,0096696</text:p>
          </table:table-cell>
          <table:table-cell table:formula="of:=AVERAGE([.E13:.E17])" office:value-type="float" office:value="0.0003414" calcext:value-type="float">
            <text:p>0,0003414</text:p>
          </table:table-cell>
          <table:table-cell table:formula="of:=AVERAGE([.F13:.F17])" office:value-type="float" office:value="0.01009" calcext:value-type="float">
            <text:p>0,0100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3986" calcext:value-type="float">
            <text:p>0,01398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21782" calcext:value-type="float">
            <text:p>0,021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09" calcext:value-type="float">
            <text:p>0,000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22203" calcext:value-type="float">
            <text:p>0,02220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054" calcext:value-type="float">
            <text:p>0,011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51" calcext:value-type="float">
            <text:p>0,000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1422" calcext:value-type="float">
            <text:p>0,01142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0068" calcext:value-type="float">
            <text:p>0,010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26" calcext:value-type="float">
            <text:p>0,000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0406" calcext:value-type="float">
            <text:p>0,01040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1497" calcext:value-type="float">
            <text:p>0,011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01" calcext:value-type="float">
            <text:p>0,000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242" calcext:value-type="float">
            <text:p>0,0124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3767" calcext:value-type="float">
            <text:p>0,013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99" calcext:value-type="float">
            <text:p>0,000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458" calcext:value-type="float">
            <text:p>0,0145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7374" calcext:value-type="float">
            <text:p>0,007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89" calcext:value-type="float">
            <text:p>0,000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07976" calcext:value-type="float">
            <text:p>0,0079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6718" calcext:value-type="float">
            <text:p>0,016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8" calcext:value-type="float">
            <text:p>0,00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701" calcext:value-type="float">
            <text:p>0,0170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6657" calcext:value-type="float">
            <text:p>0,016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98" calcext:value-type="float">
            <text:p>0,000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6971" calcext:value-type="float">
            <text:p>0,01697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0999" calcext:value-type="float">
            <text:p>0,010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97" calcext:value-type="float">
            <text:p>0,000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1305" calcext:value-type="float">
            <text:p>0,01130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12741" calcext:value-type="float">
            <text:p>0,012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68" calcext:value-type="float">
            <text:p>0,000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13227" calcext:value-type="float">
            <text:p>0,013227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128816428571429" calcext:value-type="float">
            <text:p>0,012881642857143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446928571428571" calcext:value-type="float">
            <text:p>0,000446928571429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133425" calcext:value-type="float">
            <text:p>0,01334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7:04.5942819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7:07.406961774</dc:date>
    <meta:editing-duration>PT20M7S</meta:editing-duration>
    <meta:editing-cycles>24</meta:editing-cycles>
    <meta:generator>LibreOffice/6.2.5.2$Linux_X86_64 LibreOffice_project/20$Build-2</meta:generator>
    <meta:document-statistic meta:table-count="1" meta:cell-count="144" meta:object-count="0"/>
  </office:meta>
</office:document-meta>
</file>